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Adventor" svg:font-family="'TeX Gyre Adventor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0cm" fo:min-width="0cm" draw:shadow="hidden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solid" svg:stroke-width="0.02cm" svg:stroke-color="#eaeaea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7" style:family="graphic" style:parent-style-name="standard">
      <style:graphic-properties draw:stroke="solid" svg:stroke-width="0.035cm" svg:stroke-color="#eaeaea" draw:marker-start-width="0.252cm" draw:marker-end-width="0.252cm" draw:fill="solid" draw:fill-color="#012269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348cm" fo:min-width="0.955cm" fo:padding-left="0cm" fo:padding-right="0cm" loext:decorative="false"/>
      <style:paragraph-properties style:writing-mode="lr-tb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solid" draw:fill-color="#eaeaea"/>
      <style:paragraph-properties fo:text-align="center"/>
    </style:style>
    <style:style style:name="P4" style:family="paragraph">
      <loext:graphic-properties draw:fill="solid" draw:fill-color="#012269"/>
      <style:paragraph-properties fo:text-align="center"/>
    </style:style>
    <style:style style:name="P5" style:family="paragraph">
      <style:paragraph-properties fo:text-align="center"/>
      <style:text-properties fo:color="#666666" loext:opacity="100%" style:font-name="TeX Gyre Adventor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666666" loext:opacity="100%" style:font-name="TeX Gyre Adventor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666666" loext:opacity="100%" style:font-name="TeX Gyre Adventor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666666" loext:opacity="100%" style:font-name="TeX Gyre Adventor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666666" loext:opacity="100%" style:font-name="TeX Gyre Adventor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g draw:style-name="gr3">
          <draw:g draw:style-name="gr3">
            <draw:path draw:style-name="gr4" draw:text-style-name="P3" draw:layer="layout" svg:width="0.975cm" svg:height="0.162cm" svg:x="40.262cm" svg:y="10.8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40.181cm" svg:y="11.0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40.264cm" svg:y="11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357cm" svg:y="11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45cm" svg:y="11.2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40.774cm" svg:y="11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867cm" svg:y="11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959cm" svg:y="11.2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32.742cm" svg:y="16.905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32.661cm" svg:y="17.108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32.744cm" svg:y="17.182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837cm" svg:y="17.269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93cm" svg:y="17.356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33.254cm" svg:y="17.182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3.347cm" svg:y="17.269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3.439cm" svg:y="17.356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32.342cm" svg:y="21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32.261cm" svg:y="21.2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32.344cm" svg:y="21.2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437cm" svg:y="21.3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53cm" svg:y="21.4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32.854cm" svg:y="21.2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947cm" svg:y="21.3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3.039cm" svg:y="21.4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29.285cm" svg:y="20.2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29.144cm" svg:y="20.552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29.288cm" svg:y="20.6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9.449cm" svg:y="20.8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9.609cm" svg:y="20.981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30.17cm" svg:y="20.6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0.33cm" svg:y="20.8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0.49cm" svg:y="20.981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43.541cm" svg:y="18.051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43.4cm" svg:y="18.403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43.544cm" svg:y="18.5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43.705cm" svg:y="18.6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43.865cm" svg:y="18.832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44.426cm" svg:y="18.5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44.586cm" svg:y="18.6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44.746cm" svg:y="18.832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3.303cm" svg:height="0.55cm" svg:x="29.475cm" svg:y="23.972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29.2cm" svg:y="24.66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29.482cm" svg:y="24.909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29.795cm" svg:y="25.203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0.109cm" svg:y="25.498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31.205cm" svg:y="24.909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1.52cm" svg:y="25.203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1.832cm" svg:y="25.498cm" svg:viewBox="0 0 940 1253" draw:points="0,0 940,0 940,313 783,313 783,470 940,470 940,1253 0,1253 0,470 157,470 157,313 0,31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45.342cm" svg:y="14.305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45.261cm" svg:y="14.508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45.344cm" svg:y="14.582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5.437cm" svg:y="14.669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5.53cm" svg:y="14.756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45.854cm" svg:y="14.582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5.947cm" svg:y="14.669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6.039cm" svg:y="14.756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40.481cm" svg:y="17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40.4cm" svg:y="17.2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40.483cm" svg:y="17.2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576cm" svg:y="17.3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0.669cm" svg:y="17.4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40.993cm" svg:y="17.2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1.086cm" svg:y="17.3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1.178cm" svg:y="17.4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31.742cm" svg:y="12.8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31.661cm" svg:y="13.0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31.744cm" svg:y="13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1.837cm" svg:y="13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1.93cm" svg:y="13.2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32.254cm" svg:y="13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347cm" svg:y="13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2.439cm" svg:y="13.2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42.342cm" svg:y="20.8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42.261cm" svg:y="21.0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42.344cm" svg:y="21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2.437cm" svg:y="21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2.53cm" svg:y="21.2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42.854cm" svg:y="21.0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2.947cm" svg:y="21.1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3.039cm" svg:y="21.2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34.281cm" svg:y="28.6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34.2cm" svg:y="28.8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34.283cm" svg:y="28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4.376cm" svg:y="28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4.469cm" svg:y="29.0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34.793cm" svg:y="28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4.886cm" svg:y="28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34.978cm" svg:y="29.0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43.442cm" svg:y="27.6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43.361cm" svg:y="27.8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43.444cm" svg:y="27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3.537cm" svg:y="27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3.63cm" svg:y="28.0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43.954cm" svg:y="27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4.047cm" svg:y="27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44.139cm" svg:y="28.0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0.975cm" svg:height="0.162cm" svg:x="26.481cm" svg:y="21.6cm" svg:viewBox="0 0 976 163" svg:d="M40 81h1 81v-40-1c0-23 18-40 40-40h1 325c23 0 40 17 40 40v1h1v40h406 1c22 1 40 18 40 41v41h-40-895-41v-41c0-23 17-41 40-41z">
              <text:p/>
            </draw:path>
            <draw:path draw:style-name="gr4" draw:text-style-name="P3" draw:layer="layout" svg:width="1.138cm" svg:height="0.691cm" svg:x="26.4cm" svg:y="21.803cm" svg:viewBox="0 0 1139 692" svg:d="M81 691c-22 0-40-17-40-40l-41-605c0-2 0-4 0-5v-1c0-23 17-40 40-40h1 1057c23 0 41 17 41 40v1l-40 610h-1c0 23-18 40-40 40v1h-977z">
              <text:p/>
            </draw:path>
            <draw:g draw:style-name="gr5">
              <draw:polygon draw:style-name="gr6" draw:text-style-name="P4" draw:layer="layout" svg:width="0.277cm" svg:height="0.369cm" svg:x="26.483cm" svg:y="21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26.576cm" svg:y="21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26.669cm" svg:y="22.051cm" svg:viewBox="0 0 278 370" draw:points="0,0 278,0 278,93 231,93 231,139 278,139 278,370 0,370 0,139 46,139 46,93 0,93">
                <text:p/>
              </draw:polygon>
              <draw:polygon draw:style-name="gr6" draw:text-style-name="P4" draw:layer="layout" svg:width="0.277cm" svg:height="0.369cm" svg:x="26.993cm" svg:y="21.877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27.086cm" svg:y="21.964cm" svg:viewBox="0 0 278 370" draw:points="0,0 278,0 278,93 231,93 231,139 278,139 278,370 0,370 0,139 46,139 46,93 0,93">
                <text:p/>
              </draw:polygon>
              <draw:polygon draw:style-name="gr7" draw:text-style-name="P4" draw:layer="layout" svg:width="0.277cm" svg:height="0.369cm" svg:x="27.178cm" svg:y="22.051cm" svg:viewBox="0 0 278 370" draw:points="0,0 278,0 278,93 231,93 231,139 278,139 278,370 0,370 0,139 46,139 46,93 0,9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26cm" svg:height="0.209cm" svg:x="29.566cm" svg:y="10.939cm" svg:viewBox="0 0 1261 210" svg:d="M52 105h1 105v-52-1c0-29 22-52 52-52h420c30 1 52 23 52 52v1h1v52h525c30 1 52 23 52 52v1h1v52h-53-1155-53v-52-1c0-29 23-52 52-52z">
              <text:p/>
            </draw:path>
            <draw:path draw:style-name="gr4" draw:text-style-name="P3" draw:layer="layout" svg:width="1.471cm" svg:height="0.892cm" svg:x="29.461cm" svg:y="11.202cm" svg:viewBox="0 0 1472 893" svg:d="M105 893c-29 0-52-23-52-52l-52-782c-1-2-1-4-1-6v-1c0-29 23-52 52-52h1 1365 1c29 1 52 23 52 52v1h1l-53 788h-1c0 29-23 51-52 52z">
              <text:p/>
            </draw:path>
            <draw:g draw:style-name="gr5">
              <draw:polygon draw:style-name="gr6" draw:text-style-name="P4" draw:layer="layout" svg:width="0.358cm" svg:height="0.477cm" svg:x="29.569cm" svg:y="11.29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29.688cm" svg:y="11.409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29.808cm" svg:y="11.522cm" svg:viewBox="0 0 359 478" draw:points="0,0 359,0 359,120 299,120 299,179 359,179 359,478 0,478 0,179 60,179 60,120 0,120">
                <text:p/>
              </draw:polygon>
              <draw:polygon draw:style-name="gr6" draw:text-style-name="P4" draw:layer="layout" svg:width="0.358cm" svg:height="0.477cm" svg:x="30.226cm" svg:y="11.29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0.347cm" svg:y="11.409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0.466cm" svg:y="11.522cm" svg:viewBox="0 0 359 478" draw:points="0,0 359,0 359,120 299,120 299,179 359,179 359,478 0,478 0,179 60,179 60,120 0,12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26cm" svg:height="0.209cm" svg:x="37.105cm" svg:y="14.6cm" svg:viewBox="0 0 1261 210" svg:d="M52 105h1 105v-52-1c0-29 22-52 52-52h420c30 1 52 23 52 52v1h1v52h525c30 1 52 23 52 52v1h1v52h-53-1155-53v-52-1c0-29 23-52 52-52z">
              <text:p/>
            </draw:path>
            <draw:path draw:style-name="gr4" draw:text-style-name="P3" draw:layer="layout" svg:width="1.471cm" svg:height="0.892cm" svg:x="37cm" svg:y="14.863cm" svg:viewBox="0 0 1472 893" svg:d="M105 893c-29 0-52-23-52-52l-52-782c-1-2-1-4-1-6v-1c0-29 23-52 52-52h1 1365 1c29 1 52 23 52 52v1h1l-53 788h-1c0 29-23 51-52 52z">
              <text:p/>
            </draw:path>
            <draw:g draw:style-name="gr5">
              <draw:polygon draw:style-name="gr6" draw:text-style-name="P4" draw:layer="layout" svg:width="0.358cm" svg:height="0.477cm" svg:x="37.108cm" svg:y="14.9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7.227cm" svg:y="15.0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7.347cm" svg:y="15.183cm" svg:viewBox="0 0 359 478" draw:points="0,0 359,0 359,120 299,120 299,179 359,179 359,478 0,478 0,179 60,179 60,120 0,120">
                <text:p/>
              </draw:polygon>
              <draw:polygon draw:style-name="gr6" draw:text-style-name="P4" draw:layer="layout" svg:width="0.358cm" svg:height="0.477cm" svg:x="37.765cm" svg:y="14.9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7.886cm" svg:y="15.0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8.005cm" svg:y="15.183cm" svg:viewBox="0 0 359 478" draw:points="0,0 359,0 359,120 299,120 299,179 359,179 359,478 0,478 0,179 60,179 60,120 0,12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26cm" svg:height="0.209cm" svg:x="36.433cm" svg:y="17.6cm" svg:viewBox="0 0 1261 210" svg:d="M52 105h1 105v-52-1c0-29 22-52 52-52h420c30 1 52 23 52 52v1h1v52h525c30 1 52 23 52 52v1h1v52h-53-1155-53v-52-1c0-29 23-52 52-52z">
              <text:p/>
            </draw:path>
            <draw:path draw:style-name="gr4" draw:text-style-name="P3" draw:layer="layout" svg:width="1.471cm" svg:height="0.892cm" svg:x="36.328cm" svg:y="17.863cm" svg:viewBox="0 0 1472 893" svg:d="M105 893c-29 0-52-23-52-52l-52-782c-1-2-1-4-1-6v-1c0-29 23-52 52-52h1 1365 1c29 1 52 23 52 52v1h1l-53 788h-1c0 29-23 51-52 52z">
              <text:p/>
            </draw:path>
            <draw:g draw:style-name="gr5">
              <draw:polygon draw:style-name="gr6" draw:text-style-name="P4" draw:layer="layout" svg:width="0.358cm" svg:height="0.477cm" svg:x="36.436cm" svg:y="17.9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6.555cm" svg:y="18.0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6.675cm" svg:y="18.183cm" svg:viewBox="0 0 359 478" draw:points="0,0 359,0 359,120 299,120 299,179 359,179 359,478 0,478 0,179 60,179 60,120 0,120">
                <text:p/>
              </draw:polygon>
              <draw:polygon draw:style-name="gr6" draw:text-style-name="P4" draw:layer="layout" svg:width="0.358cm" svg:height="0.477cm" svg:x="37.093cm" svg:y="17.9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7.214cm" svg:y="18.0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7.333cm" svg:y="18.183cm" svg:viewBox="0 0 359 478" draw:points="0,0 359,0 359,120 299,120 299,179 359,179 359,478 0,478 0,179 60,179 60,120 0,12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26cm" svg:height="0.209cm" svg:x="38.633cm" svg:y="27.2cm" svg:viewBox="0 0 1261 210" svg:d="M52 105h1 105v-52-1c0-29 22-52 52-52h420c30 1 52 23 52 52v1h1v52h525c30 1 52 23 52 52v1h1v52h-53-1155-53v-52-1c0-29 23-52 52-52z">
              <text:p/>
            </draw:path>
            <draw:path draw:style-name="gr4" draw:text-style-name="P3" draw:layer="layout" svg:width="1.471cm" svg:height="0.892cm" svg:x="38.528cm" svg:y="27.463cm" svg:viewBox="0 0 1472 893" svg:d="M105 893c-29 0-52-23-52-52l-52-782c-1-2-1-4-1-6v-1c0-29 23-52 52-52h1 1365 1c29 1 52 23 52 52v1h1l-53 788h-1c0 29-23 51-52 52z">
              <text:p/>
            </draw:path>
            <draw:g draw:style-name="gr5">
              <draw:polygon draw:style-name="gr6" draw:text-style-name="P4" draw:layer="layout" svg:width="0.358cm" svg:height="0.477cm" svg:x="38.636cm" svg:y="27.5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8.755cm" svg:y="27.6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8.875cm" svg:y="27.783cm" svg:viewBox="0 0 359 478" draw:points="0,0 359,0 359,120 299,120 299,179 359,179 359,478 0,478 0,179 60,179 60,120 0,120">
                <text:p/>
              </draw:polygon>
              <draw:polygon draw:style-name="gr6" draw:text-style-name="P4" draw:layer="layout" svg:width="0.358cm" svg:height="0.477cm" svg:x="39.293cm" svg:y="27.558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9.414cm" svg:y="27.67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39.533cm" svg:y="27.783cm" svg:viewBox="0 0 359 478" draw:points="0,0 359,0 359,120 299,120 299,179 359,179 359,478 0,478 0,179 60,179 60,120 0,12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26cm" svg:height="0.209cm" svg:x="44.505cm" svg:y="10.644cm" svg:viewBox="0 0 1261 210" svg:d="M52 105h1 105v-52-1c0-29 22-52 52-52h420c30 1 52 23 52 52v1h1v52h525c30 1 52 23 52 52v1h1v52h-53-1155-53v-52-1c0-29 23-52 52-52z">
              <text:p/>
            </draw:path>
            <draw:path draw:style-name="gr4" draw:text-style-name="P3" draw:layer="layout" svg:width="1.471cm" svg:height="0.892cm" svg:x="44.4cm" svg:y="10.907cm" svg:viewBox="0 0 1472 893" svg:d="M105 893c-29 0-52-23-52-52l-52-782c-1-2-1-4-1-6v-1c0-29 23-52 52-52h1 1365 1c29 1 52 23 52 52v1h1l-53 788h-1c0 29-23 51-52 52z">
              <text:p/>
            </draw:path>
            <draw:g draw:style-name="gr5">
              <draw:polygon draw:style-name="gr6" draw:text-style-name="P4" draw:layer="layout" svg:width="0.358cm" svg:height="0.477cm" svg:x="44.508cm" svg:y="11.002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44.627cm" svg:y="11.114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44.747cm" svg:y="11.227cm" svg:viewBox="0 0 359 478" draw:points="0,0 359,0 359,120 299,120 299,179 359,179 359,478 0,478 0,179 60,179 60,120 0,120">
                <text:p/>
              </draw:polygon>
              <draw:polygon draw:style-name="gr6" draw:text-style-name="P4" draw:layer="layout" svg:width="0.358cm" svg:height="0.477cm" svg:x="45.165cm" svg:y="11.002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45.286cm" svg:y="11.114cm" svg:viewBox="0 0 359 478" draw:points="0,0 359,0 359,120 299,120 299,179 359,179 359,478 0,478 0,179 60,179 60,120 0,120">
                <text:p/>
              </draw:polygon>
              <draw:polygon draw:style-name="gr7" draw:text-style-name="P4" draw:layer="layout" svg:width="0.358cm" svg:height="0.477cm" svg:x="45.405cm" svg:y="11.227cm" svg:viewBox="0 0 359 478" draw:points="0,0 359,0 359,120 299,120 299,179 359,179 359,478 0,478 0,179 60,179 60,120 0,12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25.541cm" svg:y="25.8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25.4cm" svg:y="26.152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25.544cm" svg:y="26.2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5.705cm" svg:y="26.4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5.865cm" svg:y="26.581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26.426cm" svg:y="26.2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6.586cm" svg:y="26.4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6.746cm" svg:y="26.581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35.369cm" svg:y="24.8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35.228cm" svg:y="25.152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35.372cm" svg:y="25.2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5.533cm" svg:y="25.4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5.693cm" svg:y="25.581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36.254cm" svg:y="25.28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6.414cm" svg:y="25.43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6.574cm" svg:y="25.581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33.741cm" svg:y="14.251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33.6cm" svg:y="14.603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33.744cm" svg:y="14.7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3.905cm" svg:y="14.8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4.065cm" svg:y="15.032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34.626cm" svg:y="14.7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4.786cm" svg:y="14.8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34.946cm" svg:y="15.032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1.689cm" svg:height="0.281cm" svg:x="27.769cm" svg:y="12.851cm" svg:viewBox="0 0 1690 282" svg:d="M70 141h141v-71c0-40 30-70 70-70h1 562 1c39 1 69 30 69 70h1v71h703 1c40 1 70 30 70 69v1h1v71h-71-1549-70v-71-1c0-39 30-69 70-69z">
              <text:p/>
            </draw:path>
            <draw:path draw:style-name="gr4" draw:text-style-name="P3" draw:layer="layout" svg:width="1.971cm" svg:height="1.196cm" svg:x="27.628cm" svg:y="13.203cm" svg:viewBox="0 0 1972 1197" svg:d="M140 1196c-39 0-69-30-70-69l-69-1048c-1-3-1-6-1-9 0-40 30-70 70-70h1830 1c39 1 69 30 69 70h2l-71 1057h-1c-1 39-31 68-70 69v1h-1689v-1z">
              <text:p/>
            </draw:path>
            <draw:g draw:style-name="gr5">
              <draw:polygon draw:style-name="gr6" draw:text-style-name="P4" draw:layer="layout" svg:width="0.48cm" svg:height="0.64cm" svg:x="27.772cm" svg:y="13.3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7.933cm" svg:y="13.4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8.093cm" svg:y="13.632cm" svg:viewBox="0 0 481 641" draw:points="0,0 481,0 481,160 401,160 401,240 481,240 481,641 0,641 0,240 80,240 80,160 0,160">
                <text:p/>
              </draw:polygon>
              <draw:polygon draw:style-name="gr6" draw:text-style-name="P4" draw:layer="layout" svg:width="0.48cm" svg:height="0.64cm" svg:x="28.654cm" svg:y="13.33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8.814cm" svg:y="13.481cm" svg:viewBox="0 0 481 641" draw:points="0,0 481,0 481,160 401,160 401,240 481,240 481,641 0,641 0,240 80,240 80,160 0,160">
                <text:p/>
              </draw:polygon>
              <draw:polygon draw:style-name="gr7" draw:text-style-name="P4" draw:layer="layout" svg:width="0.48cm" svg:height="0.64cm" svg:x="28.974cm" svg:y="13.632cm" svg:viewBox="0 0 481 641" draw:points="0,0 481,0 481,160 401,160 401,240 481,240 481,641 0,641 0,240 80,240 80,160 0,160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3.303cm" svg:height="0.55cm" svg:x="36.15cm" svg:y="19.909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35.875cm" svg:y="20.597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36.157cm" svg:y="20.846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6.47cm" svg:y="21.14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6.784cm" svg:y="21.435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37.88cm" svg:y="20.846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8.195cm" svg:y="21.14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8.507cm" svg:y="21.435cm" svg:viewBox="0 0 940 1253" draw:points="0,0 940,0 940,313 783,313 783,470 940,470 940,1253 0,1253 0,470 157,470 157,313 0,313">
                <text:p/>
              </draw:polygon>
            </draw:g>
          </draw:g>
        </draw:g>
        <draw:g draw:style-name="gr3">
          <draw:g draw:style-name="gr3">
            <draw:path draw:style-name="gr4" draw:text-style-name="P3" draw:layer="layout" svg:width="3.303cm" svg:height="0.55cm" svg:x="40.419cm" svg:y="13.4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40.144cm" svg:y="14.088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40.426cm" svg:y="14.3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0.739cm" svg:y="14.6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1.053cm" svg:y="14.926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42.149cm" svg:y="14.3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2.464cm" svg:y="14.6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2.776cm" svg:y="14.926cm" svg:viewBox="0 0 940 1253" draw:points="0,0 940,0 940,313 783,313 783,470 940,470 940,1253 0,1253 0,470 157,470 157,313 0,313">
                <text:p/>
              </draw:polygon>
            </draw:g>
            <draw:frame draw:style-name="gr8" draw:text-style-name="P6" draw:layer="layout" svg:width="1.455cm" svg:height="0.55cm" svg:x="40.8cm" svg:y="13.4cm">
              <draw:text-box>
                <text:p text:style-name="P5"><text:span text:style-name="T1">Events</text:span></text:p>
              </draw:text-box>
            </draw:frame>
          </draw:g>
        </draw:g>
        <draw:g draw:style-name="gr3">
          <draw:g draw:style-name="gr3">
            <draw:path draw:style-name="gr4" draw:text-style-name="P3" draw:layer="layout" svg:width="3.303cm" svg:height="0.55cm" svg:x="34.419cm" svg:y="10.4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34.144cm" svg:y="11.088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34.426cm" svg:y="11.3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4.739cm" svg:y="11.6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5.053cm" svg:y="11.926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36.149cm" svg:y="11.3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6.464cm" svg:y="11.6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36.776cm" svg:y="11.926cm" svg:viewBox="0 0 940 1253" draw:points="0,0 940,0 940,313 783,313 783,470 940,470 940,1253 0,1253 0,470 157,470 157,313 0,313">
                <text:p/>
              </draw:polygon>
            </draw:g>
            <draw:frame draw:style-name="gr8" draw:text-style-name="P7" draw:layer="layout" svg:width="1.455cm" svg:height="0.55cm" svg:x="34.8cm" svg:y="10.4cm">
              <draw:text-box>
                <text:p text:style-name="P5"><text:span text:style-name="T2">IEC 61131-3</text:span></text:p>
              </draw:text-box>
            </draw:frame>
          </draw:g>
        </draw:g>
        <draw:g draw:style-name="gr3">
          <draw:g draw:style-name="gr3">
            <draw:path draw:style-name="gr4" draw:text-style-name="P3" draw:layer="layout" svg:width="3.303cm" svg:height="0.55cm" svg:x="27.019cm" svg:y="15.2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26.744cm" svg:y="15.888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27.026cm" svg:y="16.1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27.339cm" svg:y="16.4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27.653cm" svg:y="16.726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28.749cm" svg:y="16.137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29.064cm" svg:y="16.431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29.376cm" svg:y="16.726cm" svg:viewBox="0 0 940 1253" draw:points="0,0 940,0 940,313 783,313 783,470 940,470 940,1253 0,1253 0,470 157,470 157,313 0,313">
                <text:p/>
              </draw:polygon>
            </draw:g>
            <draw:frame draw:style-name="gr8" draw:text-style-name="P6" draw:layer="layout" svg:width="1.455cm" svg:height="0.55cm" svg:x="27.4cm" svg:y="15.2cm">
              <draw:text-box>
                <text:p text:style-name="P5"><text:span text:style-name="T1">IO</text:span></text:p>
              </draw:text-box>
            </draw:frame>
          </draw:g>
        </draw:g>
        <draw:g draw:style-name="gr3">
          <draw:g draw:style-name="gr3">
            <draw:path draw:style-name="gr4" draw:text-style-name="P3" draw:layer="layout" svg:width="3.303cm" svg:height="0.55cm" svg:x="42.075cm" svg:y="22.972cm" svg:viewBox="0 0 3304 551" svg:d="M136 275h2 275v-137-2c0-77 59-136 136-136h2 1099 2c77 1 136 59 136 136v2h2v137h1375 1c77 2 136 60 136 137v1h2v138h-138-3028-138v-138-1c0-77 59-137 136-137z">
              <text:p/>
            </draw:path>
            <draw:path draw:style-name="gr4" draw:text-style-name="P3" draw:layer="layout" svg:width="3.855cm" svg:height="2.339cm" svg:x="41.8cm" svg:y="23.66cm" svg:viewBox="0 0 3856 2340" svg:d="M274 2339c-76 0-135-59-136-135l-137-2050c-1-5-1-11-1-16v-2c0-77 59-136 136-136h2 3577 2c77 1 136 59 136 136v2h3l-138 2066h-3c-1 76-60 133-136 135v1h-3304v-1z">
              <text:p/>
            </draw:path>
            <draw:g draw:style-name="gr5">
              <draw:polygon draw:style-name="gr6" draw:text-style-name="P4" draw:layer="layout" svg:width="0.939cm" svg:height="1.252cm" svg:x="42.082cm" svg:y="23.909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2.395cm" svg:y="24.203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2.709cm" svg:y="24.498cm" svg:viewBox="0 0 940 1253" draw:points="0,0 940,0 940,313 783,313 783,470 940,470 940,1253 0,1253 0,470 157,470 157,313 0,313">
                <text:p/>
              </draw:polygon>
              <draw:polygon draw:style-name="gr6" draw:text-style-name="P4" draw:layer="layout" svg:width="0.939cm" svg:height="1.252cm" svg:x="43.805cm" svg:y="23.909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4.12cm" svg:y="24.203cm" svg:viewBox="0 0 940 1253" draw:points="0,0 940,0 940,313 783,313 783,470 940,470 940,1253 0,1253 0,470 157,470 157,313 0,313">
                <text:p/>
              </draw:polygon>
              <draw:polygon draw:style-name="gr7" draw:text-style-name="P4" draw:layer="layout" svg:width="0.939cm" svg:height="1.252cm" svg:x="44.432cm" svg:y="24.498cm" svg:viewBox="0 0 940 1253" draw:points="0,0 940,0 940,313 783,313 783,470 940,470 940,1253 0,1253 0,470 157,470 157,313 0,313">
                <text:p/>
              </draw:polygon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Adventor" svg:font-family="'TeX Gyre Adventor'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10-23T22:41:49.577429289</dc:date>
    <meta:editing-duration>PT8M45S</meta:editing-duration>
    <meta:editing-cycles>7</meta:editing-cycles>
    <meta:generator>LibreOffice/24.8.2.1$Linux_X86_64 LibreOffice_project/480$Build-1</meta:generator>
    <meta:document-statistic meta:object-count="302"/>
  </office:meta>
</office:document-meta>
</file>